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272" officeooo:paragraph-rsid="0019a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hub.com/esaygo/mean_js_scro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3:02:57.456390100</meta:creation-date>
    <dc:date>2016-05-19T13:03:38.115252840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0.5.2$Linux_X86_64 LibreOffice_project/00m0$Build-2</meta:generator>
  </office:meta>
</office:document-meta>
</file>